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(i)</text:p>
          </table:table-cell>
          <table:table-cell office:value-type="string" calcext:value-type="string">
            <text:p>p(g| i, d)</text:p>
          </table:table-cell>
          <table:table-cell office:value-type="string" calcext:value-type="string">
            <text:p>p(s|i)</text:p>
          </table:table-cell>
          <table:table-cell office:value-type="string" calcext:value-type="string">
            <text:p>p(l|g)</text:p>
          </table:table-cell>
          <table:table-cell office:value-type="string" calcext:value-type="string">
            <text:p>p(d)</text:p>
          </table:table-cell>
          <table:table-cell office:value-type="string" calcext:value-type="string">
            <text:p>PRODU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0.99" calcext:value-type="float">
            <text:p>0.99</text:p>
          </table:table-cell>
          <table:table-cell office:value-type="float" office:value="0.6" calcext:value-type="float">
            <text:p>0.6</text:p>
          </table:table-cell>
          <table:table-cell table:formula="of:=PRODUCT([.F2:.J2])" office:value-type="float" office:value="0.0007128" calcext:value-type="float">
            <text:p>0.00071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2" calcext:value-type="float">
            <text:p>0.2</text:p>
          </table:table-cell>
          <table:table-cell office:value-type="float" office:value="0.99" calcext:value-type="float">
            <text:p>0.99</text:p>
          </table:table-cell>
          <table:table-cell office:value-type="float" office:value="0.4" calcext:value-type="float">
            <text:p>0.4</text:p>
          </table:table-cell>
          <table:table-cell table:formula="of:=PRODUCT([.F3:.J3])" office:value-type="float" office:value="0.004752" calcext:value-type="float">
            <text:p>0.0047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formula="of:=PRODUCT([.F4:.J4])" office:value-type="float" office:value="0.0000072" calcext:value-type="float">
            <text:p>0.00000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table:formula="of:=PRODUCT([.F5:.J5])" office:value-type="float" office:value="0.000048" calcext:value-type="float">
            <text:p>0.0000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99" calcext:value-type="float">
            <text:p>0.99</text:p>
          </table:table-cell>
          <table:table-cell office:value-type="float" office:value="0.6" calcext:value-type="float">
            <text:p>0.6</text:p>
          </table:table-cell>
          <table:table-cell table:formula="of:=PRODUCT([.F6:.J6])" office:value-type="float" office:value="0.0028512" calcext:value-type="float">
            <text:p>0.00285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99" calcext:value-type="float">
            <text:p>0.99</text:p>
          </table:table-cell>
          <table:table-cell office:value-type="float" office:value="0.4" calcext:value-type="float">
            <text:p>0.4</text:p>
          </table:table-cell>
          <table:table-cell table:formula="of:=PRODUCT([.F7:.J7])" office:value-type="float" office:value="0.019008" calcext:value-type="float">
            <text:p>0.0190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formula="of:=PRODUCT([.F8:.J8])" office:value-type="float" office:value="0.0000288" calcext:value-type="float">
            <text:p>0.000028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table:formula="of:=PRODUCT([.F9:.J9])" office:value-type="float" office:value="0.000192" calcext:value-type="float">
            <text:p>0.000192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SUM:</text:p>
          </table:table-cell>
          <table:table-cell table:formula="of:=SUM([.K2:.K9])" office:value-type="float" office:value="0.0276" calcext:value-type="float">
            <text:p>0.0276</text:p>
          </table:table-cell>
          <table:table-cell office:value-type="string" calcext:value-type="string">
            <text:p>p(i=1, g=3)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p(g | I, d)</text:p>
          </table:table-cell>
          <table:table-cell office:value-type="string" calcext:value-type="string">
            <text:p>p(i)</text:p>
          </table:table-cell>
          <table:table-cell office:value-type="string" calcext:value-type="string">
            <text:p>p(d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G14]*[.H14]*[.I14]" office:value-type="float" office:value="0.126" calcext:value-type="float">
            <text:p>0.126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G15]*[.H15]*[.I15]" office:value-type="float" office:value="0.196" calcext:value-type="float">
            <text:p>0.19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0.3"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G16]*[.H16]*[.I16]" office:value-type="float" office:value="0.0036" calcext:value-type="float">
            <text:p>0.00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G17]*[.H17]*[.I17]" office:value-type="float" office:value="0.024" calcext:value-type="float">
            <text:p>0.024</text:p>
          </table:table-cell>
          <table:table-cell/>
        </table:table-row>
        <table:table-row table:style-name="ro1">
          <table:table-cell table:number-columns-repeated="10"/>
          <table:table-cell table:formula="of:=SUM([.K14:.K17])" office:value-type="float" office:value="0.3496" calcext:value-type="float">
            <text:p>0.3496</text:p>
          </table:table-cell>
          <table:table-cell office:value-type="string" calcext:value-type="string">
            <text:p>p(g=3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formula="of:=[.K10]/[.K18]" office:value-type="float" office:value="0.0789473684210526" calcext:value-type="float">
            <text:p>0.0789473684</text:p>
          </table:table-cell>
          <table:table-cell office:value-type="string" calcext:value-type="string">
            <text:p>p(i=1, g=3)/p(g=3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(g=3|d=1,i=1)</text:p>
          </table:table-cell>
          <table:table-cell office:value-type="string" calcext:value-type="string">
            <text:p>p(d=1)</text:p>
          </table:table-cell>
          <table:table-cell office:value-type="string" calcext:value-type="string">
            <text:p>p(i=1)</text:p>
          </table:table-cell>
          <table:table-cell/>
          <table:table-cell office:value-type="string" calcext:value-type="string">
            <text:p>p(i=1, g=3, d=1)/p(g=3, d=1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formula="of:=[.C23]*[.D23]*[.E23]" office:value-type="float" office:value="0.024" calcext:value-type="float">
            <text:p>0.024</text:p>
          </table:table-cell>
          <table:table-cell table:formula="of:=[.F23]/[.F31]" office:value-type="float" office:value="0.109090909090909" calcext:value-type="float">
            <text:p>0.1090909091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p(g=3, d=1) s.u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(g=3|d=1, I)</text:p>
          </table:table-cell>
          <table:table-cell office:value-type="string" calcext:value-type="string">
            <text:p>p(d=1)</text:p>
          </table:table-cell>
          <table:table-cell office:value-type="string" calcext:value-type="string">
            <text:p>p(i)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formula="of:=[.C29]*[.D29]*[.E29]" office:value-type="float" office:value="0.196" calcext:value-type="float">
            <text:p>0.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formula="of:=[.C30]*[.D30]*[.E30]" office:value-type="float" office:value="0.024" calcext:value-type="float">
            <text:p>0.02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(g=3, d=1):</text:p>
          </table:table-cell>
          <table:table-cell table:formula="of:=SUM([.F29:.F30])" office:value-type="float" office:value="0.22" calcext:value-type="float">
            <text:p>0.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8:40:57.405196075</meta:creation-date>
    <dc:date>2017-11-23T19:46:14.346308652</dc:date>
    <meta:editing-duration>PT13M6S</meta:editing-duration>
    <meta:editing-cycles>1</meta:editing-cycles>
    <meta:document-statistic meta:table-count="1" meta:cell-count="159" meta:object-count="0"/>
    <meta:generator>LibreOffice/5.1.6.2$Linux_X86_64 LibreOffice_project/10m0$Build-2</meta:generator>
  </office:meta>
</office:document-meta>
</file>